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margin-left="1.27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1.905cm" fo:text-align="justify" style:justify-single-word="false" fo:text-indent="0.596cm" style:auto-text-indent="false">
        <style:tab-stops/>
      </style:paragraph-properties>
    </style:style>
    <style:style style:name="P7" style:family="paragraph" style:parent-style-name="Standard">
      <style:paragraph-properties fo:margin-left="1.27cm" fo:text-align="justify" style:justify-single-word="false">
        <style:tab-stops/>
      </style:paragraph-properties>
    </style:style>
    <style:style style:name="P8" style:family="paragraph" style:parent-style-name="Standard">
      <style:paragraph-properties fo:margin-left="1.27cm">
        <style:tab-stops/>
      </style:paragraph-properties>
    </style:style>
    <style:style style:name="P9" style:family="paragraph" style:parent-style-name="Normal">
      <style:paragraph-properties fo:margin-left="0.635cm">
        <style:tab-stops/>
      </style:paragraph-properties>
    </style:style>
    <style:style style:name="P10" style:family="paragraph" style:parent-style-name="Normal">
      <style:paragraph-properties fo:text-align="end" style:justify-single-word="false"/>
    </style:style>
    <style:style style:name="P11" style:family="paragraph" style:parent-style-name="Normal">
      <style:paragraph-properties fo:text-align="justify" style:justify-single-word="false"/>
      <style:text-properties fo:font-weight="bold" officeooo:rsid="0010d0a6" officeooo:paragraph-rsid="0010d0a6" style:font-weight-asian="bold" style:font-weight-complex="bold"/>
    </style:style>
    <style:style style:name="P12" style:family="paragraph" style:parent-style-name="Standard" style:master-page-name="MP0">
      <style:paragraph-properties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Standard" style:list-style-name="L1">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list-style-name="L2"/>
    <style:style style:name="P15" style:family="paragraph" style:parent-style-name="Standard" style:list-style-name="L2">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paragraph-properties fo:margin-left="1.27cm" fo:text-align="justify" style:justify-single-word="false">
        <style:tab-stops/>
      </style:paragraph-properties>
    </style:style>
    <style:style style:name="T1" style:family="text">
      <style:text-properties style:font-name="Wingdings" style:font-name-asian="Wingdings" style:font-name-complex="Wingdings"/>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font-name="Segoe UI Symbol" style:font-name-complex="Segoe UI Symbol"/>
    </style:style>
    <style:style style:name="T4" style:family="text">
      <style:text-properties style:font-name="Segoe UI Emoji" style:font-name-complex="Segoe UI Emoji"/>
    </style:style>
    <style:style style:name="T5" style:family="text">
      <style:text-properties fo:font-weight="normal" style:font-weight-asian="normal" style:font-weight-complex="normal"/>
    </style:style>
    <style:style style:name="T6" style:family="text">
      <style:text-properties fo:font-weight="normal" officeooo:rsid="00125a52" style:font-weight-asian="normal" style:font-weight-complex="normal"/>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886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Journal Escalade</text:p>
      <text:p text:style-name="P1"/>
      <text:p text:style-name="P3">Séance 1 :</text:p>
      <text:p text:style-name="Standard">Déroulé de la séance :</text:p>
      <text:p text:style-name="Standard">Echauffement : 40min</text:p>
      <text:p text:style-name="Standard">cours sur la sécurité et les différents équipements (baudriers, nœuds, manœuvres de sécurité...): 1h</text:p>
      <text:p text:style-name="P3"/>
      <text:p text:style-name="P3"/>
      <text:p text:style-name="P3"/>
      <text:p text:style-name="P3">Séance 2 :</text:p>
      <text:p text:style-name="Standard">déroulé de la séance :</text:p>
      <text:p text:style-name="Standard">- Echauffement (20min)</text:p>
      <text:p text:style-name="Standard">- Cours théorique et pratique sur l’équilibre (30min)</text:p>
      <text:p text:style-name="Standard">- Cour et rappel sur la sécurité + demonstration (40min)</text:p>
      <text:p text:style-name="Standard">- Entrainement sur voie (30min)</text:p>
      <text:p text:style-name="Standard">ce qu’on a appris :</text:p>
      <text:p text:style-name="Standard">gérer l’équilibre, les différentes positions pour soulager les avants bras (secouer l’avant bras).</text:p>
      <text:p text:style-name="Standard">Mesures de sécurité, nœuds de 8, monter et assurer le monteur.</text:p>
      <text:p text:style-name="Standard"/>
      <text:p text:style-name="Standard"/>
      <text:p text:style-name="P3">Séance 3 :</text:p>
      <text:list xml:id="list278144227" text:style-name="L1">
        <text:list-item>
          <text:p text:style-name="P13">Echauffement et Travail technique</text:p>
        </text:list-item>
      </text:list>
      <text:list xml:id="list1715693370" text:style-name="L2">
        <text:list-item>
          <text:p text:style-name="P15">Traversée</text:p>
        </text:list-item>
        <text:list-item>
          <text:p text:style-name="P15">Traversée en croissant les jambes</text:p>
        </text:list-item>
        <text:list-item>
          <text:p text:style-name="P15">Traversée en croissant les bras</text:p>
        </text:list-item>
        <text:list-item>
          <text:p text:style-name="P14">Exercice sur le mur : aller chercher le plus loin possible une prise avec le bras droit, puis le bras gauche <text:span text:style-name="Default_20_Paragraph_20_Font"><text:span text:style-name="T1"></text:span></text:span> apprendre à utiliser le gainage pour se stabiliser</text:p>
        </text:list-item>
      </text:list>
      <text:p text:style-name="P8"/>
      <text:list text:continue-list="list278144227" text:style-name="L1">
        <text:list-item>
          <text:p text:style-name="P16"><text:span text:style-name="Default_20_Paragraph_20_Font"><text:span text:style-name="T2">Travail libre : Voie en moulinette</text:span></text:span><text:tab/></text:p>
        </text:list-item>
      </text:list>
      <text:p text:style-name="P5">On réussit la 5a+ qu’on avait raté la semaine dernière, c’est une victoire</text:p>
      <text:p text:style-name="P5">On bloque sur la fin d’une 5b, c’est frustant</text:p>
      <text:p text:style-name="P5">Thibault réessaye la 5b et la réussi, c’est la joie</text:p>
      <text:p text:style-name="P5"/>
      <text:p text:style-name="P3"/>
      <text:p text:style-name="P3">Séance 4 :</text:p>
      <text:list xml:id="list212725523667276" text:continue-numbering="true" text:style-name="L1">
        <text:list-item>
          <text:p text:style-name="P13">Echauffement et Travail technique</text:p>
        </text:list-item>
      </text:list>
      <text:list xml:id="list212725127248869" text:continue-list="list1715693370" text:style-name="L2">
        <text:list-item>
          <text:p text:style-name="P15">Traversée</text:p>
        </text:list-item>
        <text:list-item>
          <text:p text:style-name="P15">Traversée en croissant les bras</text:p>
        </text:list-item>
        <text:list-item>
          <text:p text:style-name="P15">Traversée en croissant les bras le plus loin possible</text:p>
        </text:list-item>
      </text:list>
      <text:list text:style-name="L3">
        <text:list-item>
          <text:p text:style-name="P17">Implique de se replacer en bougeant les pieds ou en transférant son poids avant de lâcher son bras arrière</text:p>
        </text:list-item>
      </text:list>
      <text:list xml:id="list212727099744746" text:continue-list="list212725127248869" text:style-name="L2">
        <text:list-item>
          <text:p text:style-name="P15">Exercice sur le mur, choisir 4 prises, puis :</text:p>
          <text:list>
            <text:list-item>
              <text:p text:style-name="P15">Lâcher la main gauche</text:p>
            </text:list-item>
            <text:list-item>
              <text:p text:style-name="P15">Lâcher la main droite</text:p>
            </text:list-item>
            <text:list-item>
              <text:p text:style-name="P15">Lâcher main gauche et pied droit </text:p>
            </text:list-item>
            <text:list-item>
              <text:p text:style-name="P15">Lâcher main droite et pied gauche</text:p>
            </text:list-item>
            <text:list-item>
              <text:p text:style-name="P15">Lâcher main gauche et pied gauche</text:p>
            </text:list-item>
            <text:list-item>
              <text:p text:style-name="P15">Lâcher main droite et pied droit</text:p>
            </text:list-item>
          </text:list>
        </text:list-item>
      </text:list>
      <text:p text:style-name="P6"><text:span text:style-name="Default_20_Paragraph_20_Font"><text:span text:style-name="T1"></text:span></text:span> Pour se faire cela nécessite de transférer son poids (le bébé totote et nous tombons), soit vers la gauche ou la droite, soit en effectuant une rotation pour éviter de se prendre une porte</text:p>
      <text:p text:style-name="P5"><text:s text:c="4"/></text:p>
      <text:list xml:id="list212725577026172" text:continue-list="list212725523667276" text:style-name="L1">
        <text:list-item>
          <text:p text:style-name="P16"><text:soft-page-break/><text:span text:style-name="Default_20_Paragraph_20_Font"><text:span text:style-name="T2">Travail libre : Voie en moulinette</text:span></text:span><text:tab/></text:p>
        </text:list-item>
      </text:list>
      <text:p text:style-name="P5">Mathéo gère la 5b qu’il avait raté la dernière séance, c’est chouette</text:p>
      <text:p text:style-name="P5">On se prend un mur sur une 5b+, c’est déprimant</text:p>
      <text:p text:style-name="P5"/>
      <text:p text:style-name="P4"/>
      <text:p text:style-name="P4">Séance 5 :</text:p>
      <text:p text:style-name="P2">Echauffement et Travail technique</text:p>
      <text:list text:continue-list="list212727099744746" text:style-name="L2">
        <text:list-item>
          <text:p text:style-name="P15">Traversée ‘à cloche pied’ (on enlève le pied avant de la prise, le pied de derrière doit sauter sur l’ancienne prise du pied avant, puis on peut poser le pied avant à nouveau)</text:p>
        </text:list-item>
        <text:list-item>
          <text:p text:style-name="P15">Traversée en croisant les pieds, lorsque je croise je monte, lorsque je décroisse je redescends</text:p>
        </text:list-item>
        <text:list-item>
          <text:p text:style-name="P15">Exercice de la grenouille sur le mur : prendre deux prises mains à hauteur de bassin, puis lâcher les deux mains afin d’attraper en même temps deux prises plus hautes sur le mur (on a fait des variantes de cet exos après) </text:p>
          <text:list>
            <text:list-item>
              <text:p text:style-name="P15"><text:span text:style-name="Default_20_Paragraph_20_Font"><text:span text:style-name="T1"></text:span></text:span> permet de travailler le passage d’une position regroupée à une position tendu, en lâchant les prises + travail du transfert de poids <text:s/></text:p>
            </text:list-item>
            <text:list-item>
              <text:p text:style-name="P15"><text:span text:style-name="Default_20_Paragraph_20_Font"><text:span text:style-name="T1"></text:span></text:span> permet de travailler la position de la grenouille (hanche ouverte en position accroupie pour être près du mur et ne pas tomber en arrière)</text:p>
            </text:list-item>
          </text:list>
        </text:list-item>
        <text:list-item>
          <text:p text:style-name="P15">Exercice du léopard (ou du guépard je sais plus) : semblable à l’exo de la grenouille sauf que l’on croise les bras entre la position accroupi et haute</text:p>
        </text:list-item>
      </text:list>
      <text:p text:style-name="P7"/>
      <text:list text:continue-list="list212725577026172" text:style-name="L1">
        <text:list-item>
          <text:p text:style-name="P16"><text:span text:style-name="Default_20_Paragraph_20_Font"><text:span text:style-name="T2">Travail libre : Voie en moulinette</text:span></text:span><text:tab/></text:p>
        </text:list-item>
      </text:list>
      <text:p text:style-name="P7">5a <text:span text:style-name="Default_20_Paragraph_20_Font"><text:span text:style-name="T3">✔</text:span></text:span></text:p>
      <text:p text:style-name="P7">5a+ <text:span text:style-name="Default_20_Paragraph_20_Font"><text:span text:style-name="T4">❌</text:span></text:span></text:p>
      <text:p text:style-name="P7">5b <text:span text:style-name="Default_20_Paragraph_20_Font"><text:span text:style-name="T3">✔</text:span></text:span></text:p>
      <text:p text:style-name="P9"/>
      <text:p text:style-name="P11">Séance 6 :</text:p>
      <text:p text:style-name="P11"><text:span text:style-name="T5"><text:tab/>Explication des modalité de contrôle.</text:span></text:p>
      <text:p text:style-name="P11"><text:span text:style-name="T5"><text:tab/></text:span><text:span text:style-name="T6">Pas d’échauffement cette séance.</text:span></text:p>
      <text:p text:style-name="P11"><text:span text:style-name="T5"><text:tab/>- Montée d’une voie supposée simple, mais Mathéo à galéré sur une 5A.Manque de <text:tab/><text:tab/>technique.</text:span></text:p>
      <text:p text:style-name="P11"><text:span text:style-name="T5"><text:tab/>Thibault a réussi sans trop de difficulté.</text:span></text:p>
      <text:p text:style-name="P11"><text:span text:style-name="T5"><text:tab/>- Passage sur une 5B+, qui a posé problème à Mathéo et Thibault. </text:span></text:p>
      <text:p text:style-name="P11"><text:span text:style-name="T5"><text:tab/>Mathéo n’a pas réussi, fatigué de la voie précédente, mais à tout de même fait de son mieux, <text:tab/>et à pu monter environ les 2 tiers de la voie.</text:span></text:p>
      <text:p text:style-name="P11"><text:span text:style-name="T5"><text:tab/>Thibault a réussi à monter la voie au bout de la seconde tentative.</text:span></text:p>
      <text:p text:style-name="P11"><text:span text:style-name="T5"><text:tab/>- Explication théorique et démonstration de la montée et de l’assurage en tête. </text:span></text:p>
      <text:p text:style-name="P11"><text:span text:style-name="T5"><text:tab/>L’assurage en tête est plus technique que l’assurage en moulinette, et aussi plus risqué. Car il </text:span></text:p>
      <text:p text:style-name="P11"><text:span text:style-name="T5"><text:tab/>faut sécher lorsque le grimpeur est au niveau du point d’accrochage, puis donner du mou <text:tab/>lorsque le grimpeur monte jusqu’à l’autre point, sinon il est tiré vers le bas. </text:span></text:p>
      <text:p text:style-name="P11"><text:span text:style-name="T5"><text:tab/></text:span><text:span text:style-name="T6">Le principal danger se trouve lors de la chute, puisque le grimpeur n’est assuré qu’a partir du <text:tab/>point d’encrage précédent, donc il tombe du double de la distance entre lui et le point.</text:span></text:p>
      <text:p text:style-name="P9"/>
      <text:p text:style-name="Normal"/>
      <text:p text:style-name="Normal"/>
      <text:p text:style-name="Normal"/>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NSimSun" style:font-family-asian="NSimSun" style:font-family-generic-asian="modern" style:font-pitch-asian="fixed"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Thibault Malespine</meta:initial-creator>
    <meta:creation-date>2024-10-10T19:25:00Z</meta:creation-date>
    <dc:date>2024-11-06T21:27:24.954716740</dc:date>
    <meta:editing-cycles>7</meta:editing-cycles>
    <meta:editing-duration>PT9M13S</meta:editing-duration>
    <meta:document-statistic meta:table-count="0" meta:image-count="0" meta:object-count="0" meta:page-count="2" meta:paragraph-count="66" meta:word-count="712" meta:character-count="3890" meta:non-whitespace-character-count="3238"/>
    <meta:template xlink:type="simple" xlink:actuate="onRequest" xlink:title="" xlink:href="Normal.dotm"/>
  </office:meta>
</office:document-meta>
</file>